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pretation der ERGM-Parameter des Modells von Schmid &amp; Jansen </text:p>
      <text:p text:style-name="Standard">(Folien S. 39)</text:p>
      <text:p text:style-name="Standard"/>
      <text:p text:style-name="Standard"/>
      <text:p text:style-name="Standard">Theta_edges:</text:p>
      <text:p text:style-name="Standard"><text:tab/>Misst die Wahrscheinlichkeit für Kantenbildung. Abgebildet ist eine negative Zeitreihe, die <text:tab/>im Verlauf der Zeit leicht steigt. Das bedeutet, dass das Großwaffenhandelsnetzwerk zu <text:tab/>wenigen von den möglichen Kanten neigt. Somit liefern nicht alle Länder an alle anderen <text:tab/>Länder Waffen, sondern eher nur an ausgewählte Länder. Tendenziell steigt der Handel.</text:p>
      <text:p text:style-name="Standard"/>
      <text:p text:style-name="Standard">Theta_ideg1:</text:p>
      <text:p text:style-name="Standard"><text:tab/>ideg1 zählt die Länder, die genau einen Import besitzen. Das geschätzte Modell neigt zu <text:tab/>vielen Ländern, die genau einen Import besitzen.</text:p>
      <text:p text:style-name="Standard"/>
      <text:p text:style-name="Standard">Theta_asym:</text:p>
      <text:p text:style-name="Standard"><text:tab/>Zählt die Anzahl an nicht gegenseitigen Kanten. Das geschätzte Modell neigt zu <text:tab/>gegenseitigem Handel.</text:p>
      <text:p text:style-name="Standard"/>
      <text:p text:style-name="Standard">Theta_dsp1:</text:p>
      <text:p text:style-name="Standard"><text:tab/>dsp1 ist ein Indikator dafür, dass viele Knoten mit hohem Out-Degree beobachtet werden. Es <text:tab/>zählt die Anzahl an Länderpaaren, die genau einen Zwischenpartner haben. Das geschätzte <text:tab/>Modell neigt zu wenigen Ländern, die eine hohe Anzahl an anderen Ländern mit <text:tab/>Großwaffen beliefe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34S</meta:editing-duration>
    <meta:editing-cycles>3</meta:editing-cycles>
    <meta:generator>OpenOffice.org/3.4.1$Win32 OpenOffice.org_project/341m1$Build-9593</meta:generator>
    <dc:date>2015-03-31T16:19:25.06</dc:date>
    <meta:document-statistic meta:table-count="0" meta:image-count="0" meta:object-count="0" meta:page-count="1" meta:paragraph-count="10" meta:word-count="141" meta:character-count="1003"/>
    <meta:user-defined meta:name="Info 1"/>
    <meta:user-defined meta:name="Info 2"/>
    <meta:user-defined meta:name="Info 3"/>
    <meta:user-defined meta:name="Info 4"/>
  </office:meta>
</office:document-meta>
</file>